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start" style:justify-single-word="false" style:writing-mode="lr-tb"/>
      <style:text-properties style:font-name="Arial" fo:font-size="12pt" fo:language="de" fo:country="DE" style:font-size-asian="12pt" style:font-size-complex="12pt"/>
    </style:style>
    <style:style style:name="P2" style:family="paragraph" style:parent-style-name="Preformatted_20_Text">
      <style:paragraph-properties fo:text-align="start" style:justify-single-word="false" style:writing-mode="lr-tb"/>
      <style:text-properties style:font-name="Arial" fo:font-size="12pt" fo:language="en" fo:country="none" style:font-size-asian="12pt" style:font-size-complex="12pt"/>
    </style:style>
    <style:style style:name="P3" style:family="paragraph" style:parent-style-name="Preformatted_20_Text">
      <style:paragraph-properties fo:text-align="start" style:justify-single-word="false" style:writing-mode="lr-tb"/>
      <style:text-properties style:font-name="Arial" fo:font-size="12pt" style:font-size-asian="12pt" style:font-size-complex="12pt"/>
    </style:style>
    <style:style style:name="P4" style:family="paragraph" style:parent-style-name="Preformatted_20_Text">
      <style:paragraph-properties fo:margin-top="0cm" fo:margin-bottom="0.499cm" fo:text-align="start" style:justify-single-word="false" style:writing-mode="lr-tb"/>
      <style:text-properties style:font-name="Arial" fo:font-size="12pt" fo:language="en" fo:country="none" style:font-size-asian="12pt" style:font-size-complex="12pt"/>
    </style:style>
    <style:style style:name="P5" style:family="paragraph" style:parent-style-name="Preformatted_20_Text">
      <style:paragraph-properties fo:margin-top="0cm" fo:margin-bottom="0.499cm" fo:text-align="start" style:justify-single-word="false" style:writing-mode="lr-tb"/>
      <style:text-properties style:font-name="Arial" fo:font-size="12pt" style:font-size-asian="12pt" style:font-size-complex="12pt"/>
    </style:style>
    <style:style style:name="P6" style:family="paragraph" style:parent-style-name="Text_20_body">
      <style:text-properties style:font-name="Arial" fo:font-size="12pt" style:font-size-asian="12pt" style:font-size-complex="12pt"/>
    </style:style>
    <style:style style:name="T1" style:family="text">
      <style:text-properties fo:language="en" fo:country="non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tw-target-text"/>1. Who your counterpart is and what their motives are</text:p>
      <text:p text:style-name="P3"/>
      <text:p text:style-name="P2">the attacks were committed in 2004 against</text:p>
      <text:p text:style-name="P3"><text:s text:c="3"/><text:span text:style-name="T1">Journalists, politicians, governments and military personnel. Several countries from Europe and NATO. carried out against Russian political activists, bloggers and politicians</text:span></text:p>
      <text:p text:style-name="P3"/>
      <text:p text:style-name="P2">2. what their historically known goals were</text:p>
      <text:p text:style-name="P2"/>
      <text:p text:style-name="P2"><text:bookmark text:name="tw-target-text2"/><text:bookmark text:name="tw-target-text-container"/>is a threat group affiliated with the Russian General Staff General Intelligence Service (GRU) 85.</text:p>
      <text:section text:style-name="Sect1" text:name="tw-target-rmn-container">
        <text:p text:style-name="P6"><text:bookmark text:name="tw-target-rmn"/></text:p>
      </text:section>
      <text:p text:style-name="P2"/>
      <text:p text:style-name="P3"/>
      <text:p text:style-name="P2">3. What is the timing of their assignments (when were they first registered as active?)</text:p>
      <text:p text:style-name="P2"/>
      <text:p text:style-name="P1">-According to Western secret services, a unit of the Russian military intelligence service GRU with the designation 26165, which acts as a hacker collective and specializes in attacking prominent targets and stealing confidential information. The group has been active since around 2004.</text:p>
      <text:p text:style-name="P4"/>
      <text:p text:style-name="P5"><text:span text:style-name="T1">- </text:span><text:bookmark text:name="tw-target-text4"/><text:s/><text:span text:style-name="T1">From mid-2014 to fall 2017, Fancy Bear targeted numerous journalists in the United States, Ukraine, Russia, Moldova, the Baltics and other countries who had written articles about Vladimir Putin and the Kremlin.</text:span></text:p>
      <text:p text:style-name="P4">- <text:bookmark text:name="tw-target-text5"/>In 2015 there was a targeted spear phishing attack on financial institutions. The report lists international banking institutions that were targeted, including the United Bank for Africa, Bank of America, TD Bank and UAE Bank.</text:p>
      <text:p text:style-name="P4">- 2015 Germany- <text:bookmark text:name="tw-target-text6"/>The attack completely paralyzed the Bundestag's IT infrastructure in May 2015. In order to resolve the situation, the entire parliament had to be taken offline for days. IT experts estimate that a total of 16 gigabytes of data was downloaded from Parliament as part of the attack,</text:p>
      <text:p text:style-name="P4">- <text:bookmark text:name="tw-target-text7"/>APT28 is probably best known for its attacks on the Democratic National Committee (DNC) and other political targets in 2016</text:p>
      <text:p text:style-name="P4">- <text:bookmark text:name="tw-target-text8"/>In August 2015, Fancy Bear used a zero-day exploit of Java, spoofed the Electronic Frontier Foundation and launched attacks on the White House and NATO. The hackers used a spear phishing attack and redirected emails to the false URL electronicfrontierfoundation.org.</text:p>
      <text:p text:style-name="P4">- <text:bookmark text:name="tw-target-text-container1"/><text:bookmark text:name="tw-target-text10"/>The Apt28 group used Android malware to attack the Ukrainian army's missile forces and artillery from 2014 to 2016. They distributed an infected version of an Android app whose original purpose was to control the targeting data of the D-30 howitzer artillery. The app used by Ukrainian officers was loaded with the X-Agent spyware and posted online on military forums. More than 80% of Ukrainian artillery D-30 howitzers were destroyed in the war.</text:p>
      <text:p text:style-name="P2"><text:bookmark text:name="tw-target-text1"/>4. 1-2 of their listed tactics and techniques for the Miter attack briefly explained</text:p>
      <text:section text:style-name="Sect1" text:name="tw-target-text-container">
        <text:p text:style-name="P2">Spying: Gathering information to plan an attack</text:p>
        <text:p text:style-name="P2"/>
        <text:p text:style-name="P2"><text:bookmark text:name="tw-target-text3"/>used CVE-2015-1701 to access the SYSTEM token and copy it to the current process as part of privilege escalation.</text:p>
        <text:p text:style-name="P2"/>
        <text:p text:style-name="P3"/>
        <text:p text:style-name="P2">Resource Development: Creating resources to support offensive operations</text:p>
        <text:p text:style-name="P3"/>
        <text:p text:style-name="P2"><text:soft-page-break/>Initial Access: Intrusion into the target system or network</text:p>
        <text:p text:style-name="P3"/>
        <text:p text:style-name="P2">Execution: Running malware or malicious program code on the compromised system</text:p>
        <text:p text:style-name="P3"/>
        <text:p text:style-name="P2">Persistence: maintaining access to the compromised system (in the event of a system shutdown or reconfiguration)</text:p>
        <text:p text:style-name="P3"/>
        <text:p text:style-name="P2">Rights escalation: obtaining higher access rights or authorizations (e.g. switching from user to administrator rights)</text:p>
        <text:p text:style-name="P3"/>
        <text:p text:style-name="P4">Bypassing Protections: Avoiding detection while inside a system</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17cm" fo:margin-bottom="1.997cm" fo:margin-left="0.635cm" fo:margin-right="1.07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0M44S</meta:editing-duration>
    <meta:editing-cycles>7</meta:editing-cycles>
    <meta:generator>OpenOffice/4.1.14$Win32 OpenOffice.org_project/4114m1$Build-9811</meta:generator>
    <dc:date>2023-11-21T09:58:06.61</dc:date>
    <dc:creator>kaos sevdalisi</dc:creator>
    <meta:document-statistic meta:table-count="0" meta:image-count="0" meta:object-count="0" meta:page-count="2" meta:paragraph-count="22" meta:word-count="479" meta:character-count="3114"/>
    <meta:user-defined meta:name="Info 1"/>
    <meta:user-defined meta:name="Info 2"/>
    <meta:user-defined meta:name="Info 3"/>
    <meta:user-defined meta:name="Info 4"/>
  </office:meta>
</office:document-meta>
</file>